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ucida Grande" svg:font-family="'Lucida Grande', 'DejaVu Sans', 'Bitstream Vera Sans', Verdana, Arial, sans-serif"/>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115d3"/>
    </style:style>
    <style:style style:name="P2" style:family="paragraph" style:parent-style-name="Standard">
      <style:text-properties officeooo:paragraph-rsid="00129869"/>
    </style:style>
    <style:style style:name="P3" style:family="paragraph" style:parent-style-name="Standard">
      <style:text-properties officeooo:rsid="00107535" officeooo:paragraph-rsid="00107535"/>
    </style:style>
    <style:style style:name="P4" style:family="paragraph" style:parent-style-name="Standard">
      <style:text-properties officeooo:rsid="001115d3" officeooo:paragraph-rsid="001115d3"/>
    </style:style>
    <style:style style:name="P5" style:family="paragraph" style:parent-style-name="Standard">
      <style:text-properties officeooo:rsid="00129869" officeooo:paragraph-rsid="00129869"/>
    </style:style>
    <style:style style:name="P6" style:family="paragraph" style:parent-style-name="Standard">
      <style:text-properties officeooo:rsid="00129869" officeooo:paragraph-rsid="002663bd"/>
    </style:style>
    <style:style style:name="P7" style:family="paragraph" style:parent-style-name="Standard">
      <style:text-properties officeooo:rsid="00129869" officeooo:paragraph-rsid="00482234"/>
    </style:style>
    <style:style style:name="P8" style:family="paragraph" style:parent-style-name="Standard">
      <style:text-properties officeooo:rsid="002318d6" officeooo:paragraph-rsid="00292afd"/>
    </style:style>
    <style:style style:name="P9" style:family="paragraph" style:parent-style-name="Standard">
      <style:text-properties officeooo:rsid="002318d6" officeooo:paragraph-rsid="002b0f50"/>
    </style:style>
    <style:style style:name="P10" style:family="paragraph" style:parent-style-name="Standard">
      <style:text-properties officeooo:rsid="002318d6" officeooo:paragraph-rsid="002c6a6a"/>
    </style:style>
    <style:style style:name="P11" style:family="paragraph" style:parent-style-name="Standard">
      <style:text-properties officeooo:rsid="002318d6" officeooo:paragraph-rsid="0039f45b"/>
    </style:style>
    <style:style style:name="P12" style:family="paragraph" style:parent-style-name="Standard">
      <style:text-properties officeooo:rsid="002318d6" officeooo:paragraph-rsid="003ce1f1"/>
    </style:style>
    <style:style style:name="P13" style:family="paragraph" style:parent-style-name="Standard">
      <style:text-properties officeooo:rsid="002318d6" officeooo:paragraph-rsid="0029961e"/>
    </style:style>
    <style:style style:name="P14" style:family="paragraph" style:parent-style-name="Standard">
      <style:text-properties officeooo:rsid="002318d6" officeooo:paragraph-rsid="00482234"/>
    </style:style>
    <style:style style:name="P15" style:family="paragraph" style:parent-style-name="Standard">
      <style:text-properties officeooo:rsid="002318d6" officeooo:paragraph-rsid="00129869"/>
    </style:style>
    <style:style style:name="P16" style:family="paragraph" style:parent-style-name="Standard">
      <style:text-properties officeooo:rsid="002318d6" officeooo:paragraph-rsid="003acfbe"/>
    </style:style>
    <style:style style:name="P17" style:family="paragraph" style:parent-style-name="Standard">
      <style:text-properties officeooo:rsid="002318d6" officeooo:paragraph-rsid="0049b324"/>
    </style:style>
    <style:style style:name="P18" style:family="paragraph" style:parent-style-name="Standard">
      <style:text-properties officeooo:rsid="002318d6" officeooo:paragraph-rsid="004afb71"/>
    </style:style>
    <style:style style:name="P19" style:family="paragraph" style:parent-style-name="Standard">
      <style:text-properties officeooo:rsid="0042d818" officeooo:paragraph-rsid="0042d818"/>
    </style:style>
    <style:style style:name="P20" style:family="paragraph" style:parent-style-name="Standard">
      <style:text-properties officeooo:rsid="002663bd" officeooo:paragraph-rsid="002663bd"/>
    </style:style>
    <style:style style:name="P21" style:family="paragraph" style:parent-style-name="Standard">
      <style:text-properties officeooo:rsid="00292afd" officeooo:paragraph-rsid="002663bd"/>
    </style:style>
    <style:style style:name="P22" style:family="paragraph" style:parent-style-name="Standard">
      <style:text-properties officeooo:rsid="0029961e" officeooo:paragraph-rsid="0029961e"/>
    </style:style>
    <style:style style:name="P23" style:family="paragraph" style:parent-style-name="Standard">
      <style:text-properties officeooo:rsid="002b0f50" officeooo:paragraph-rsid="002b0f50"/>
    </style:style>
    <style:style style:name="P24" style:family="paragraph" style:parent-style-name="Standard">
      <style:text-properties officeooo:rsid="002c6a6a" officeooo:paragraph-rsid="002c6a6a"/>
    </style:style>
    <style:style style:name="P25" style:family="paragraph" style:parent-style-name="Standard">
      <style:text-properties officeooo:rsid="002c6a6a" officeooo:paragraph-rsid="004afb71"/>
    </style:style>
    <style:style style:name="P26" style:family="paragraph" style:parent-style-name="Standard">
      <style:text-properties fo:font-variant="normal" fo:text-transform="none" fo:color="#222222" style:font-name="Lucida Grande" fo:font-size="9.75pt" fo:letter-spacing="normal" fo:font-style="normal" fo:font-weight="normal" officeooo:rsid="002c6a6a" officeooo:paragraph-rsid="002c6a6a"/>
    </style:style>
    <style:style style:name="P27" style:family="paragraph" style:parent-style-name="Standard">
      <style:text-properties fo:font-variant="normal" fo:text-transform="none" fo:color="#222222" style:font-name="Lucida Grande" fo:font-size="9.75pt" fo:letter-spacing="normal" fo:font-style="normal" fo:font-weight="normal" officeooo:rsid="002c6a6a" officeooo:paragraph-rsid="004afb71"/>
    </style:style>
    <style:style style:name="P28" style:family="paragraph" style:parent-style-name="Standard">
      <style:text-properties officeooo:paragraph-rsid="00467bc6"/>
    </style:style>
    <style:style style:name="P29" style:family="paragraph" style:parent-style-name="Standard">
      <style:text-properties officeooo:paragraph-rsid="0047b13f"/>
    </style:style>
    <style:style style:name="P30" style:family="paragraph" style:parent-style-name="Standard">
      <style:text-properties officeooo:rsid="00467bc6" officeooo:paragraph-rsid="00129869"/>
    </style:style>
    <style:style style:name="P31" style:family="paragraph" style:parent-style-name="Standard">
      <style:text-properties officeooo:rsid="0047b13f"/>
    </style:style>
    <style:style style:name="P32" style:family="paragraph" style:parent-style-name="Standard">
      <style:text-properties officeooo:rsid="00278c0f" officeooo:paragraph-rsid="00482234"/>
    </style:style>
    <style:style style:name="P33" style:family="paragraph" style:parent-style-name="Standard">
      <style:text-properties officeooo:rsid="002c6a6a" officeooo:paragraph-rsid="003acfbe"/>
    </style:style>
    <style:style style:name="T1" style:family="text">
      <style:text-properties officeooo:rsid="001115d3"/>
    </style:style>
    <style:style style:name="T2" style:family="text">
      <style:text-properties officeooo:rsid="00129869"/>
    </style:style>
    <style:style style:name="T3" style:family="text">
      <style:text-properties fo:font-weight="normal" officeooo:rsid="001115d3" fo:background-color="transparent" style:font-weight-asian="normal" style:font-weight-complex="normal"/>
    </style:style>
    <style:style style:name="T4" style:family="text">
      <style:text-properties officeooo:rsid="0012b57a"/>
    </style:style>
    <style:style style:name="T5" style:family="text">
      <style:text-properties officeooo:rsid="0013e3ff"/>
    </style:style>
    <style:style style:name="T6" style:family="text">
      <style:text-properties officeooo:rsid="0016bd15"/>
    </style:style>
    <style:style style:name="T7" style:family="text">
      <style:text-properties officeooo:rsid="0018d9d0"/>
    </style:style>
    <style:style style:name="T8" style:family="text">
      <style:text-properties officeooo:rsid="001946be"/>
    </style:style>
    <style:style style:name="T9" style:family="text">
      <style:text-properties officeooo:rsid="002663bd"/>
    </style:style>
    <style:style style:name="T10" style:family="text">
      <style:text-properties officeooo:rsid="00278c0f"/>
    </style:style>
    <style:style style:name="T11" style:family="text">
      <style:text-properties officeooo:rsid="00292afd"/>
    </style:style>
    <style:style style:name="T12" style:family="text">
      <style:text-properties officeooo:rsid="0029961e"/>
    </style:style>
    <style:style style:name="T13" style:family="text">
      <style:text-properties officeooo:rsid="002b0f50"/>
    </style:style>
    <style:style style:name="T14" style:family="text">
      <style:text-properties officeooo:rsid="002c6a6a"/>
    </style:style>
    <style:style style:name="T15" style:family="text">
      <style:text-properties officeooo:rsid="002da74a"/>
    </style:style>
    <style:style style:name="T16" style:family="text">
      <style:text-properties officeooo:rsid="002ed540"/>
    </style:style>
    <style:style style:name="T17" style:family="text">
      <style:text-properties officeooo:rsid="002faaa3"/>
    </style:style>
    <style:style style:name="T18" style:family="text">
      <style:text-properties officeooo:rsid="0032bd3c"/>
    </style:style>
    <style:style style:name="T19" style:family="text">
      <style:text-properties officeooo:rsid="003447e0"/>
    </style:style>
    <style:style style:name="T20" style:family="text">
      <style:text-properties officeooo:rsid="0035699a"/>
    </style:style>
    <style:style style:name="T21" style:family="text">
      <style:text-properties officeooo:rsid="0038028e"/>
    </style:style>
    <style:style style:name="T22" style:family="text">
      <style:text-properties officeooo:rsid="0039f45b"/>
    </style:style>
    <style:style style:name="T23" style:family="text">
      <style:text-properties officeooo:rsid="003acfbe"/>
    </style:style>
    <style:style style:name="T24" style:family="text">
      <style:text-properties officeooo:rsid="003acfbe" fo:background-color="#ff0000"/>
    </style:style>
    <style:style style:name="T25" style:family="text">
      <style:text-properties officeooo:rsid="003acfbe" fo:background-color="transparent"/>
    </style:style>
    <style:style style:name="T26" style:family="text">
      <style:text-properties officeooo:rsid="002c6a6a" fo:background-color="transparent"/>
    </style:style>
    <style:style style:name="T27" style:family="text">
      <style:text-properties officeooo:rsid="003b12c3"/>
    </style:style>
    <style:style style:name="T28" style:family="text">
      <style:text-properties officeooo:rsid="003ce1f1"/>
    </style:style>
    <style:style style:name="T29" style:family="text">
      <style:text-properties officeooo:rsid="003f3260"/>
    </style:style>
    <style:style style:name="T30" style:family="text">
      <style:text-properties officeooo:rsid="0044b95e"/>
    </style:style>
    <style:style style:name="T31" style:family="text">
      <style:text-properties officeooo:rsid="00467bc6"/>
    </style:style>
    <style:style style:name="T32" style:family="text">
      <style:text-properties officeooo:rsid="0047b13f"/>
    </style:style>
    <style:style style:name="T33" style:family="text">
      <style:text-properties officeooo:rsid="00482234"/>
    </style:style>
    <style:style style:name="T34" style:family="text">
      <style:text-properties officeooo:rsid="0049fd42"/>
    </style:style>
    <style:style style:name="T35" style:family="text">
      <style:text-properties officeooo:rsid="004c13ec"/>
    </style:style>
    <style:style style:name="T36" style:family="text">
      <style:text-properties officeooo:rsid="004dc6e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Last Updated: 23 March 2011</text:p>
      <text:p text:style-name="P3"/>
      <text:p text:style-name="P3">Sales &amp; Return Policy</text:p>
      <text:p text:style-name="P3"/>
      <text:p text:style-name="P4">All software from Stitch Works Software is provided “AS IS” and without warranty as to the performance or results you may obtain by using it. The entire risk as to the results and performance of the software product is assumed by you.</text:p>
      <text:p text:style-name="P4"/>
      <text:p text:style-name="P28"><text:span text:style-name="T1">Stitch Works Software has a no refund policy on software licenses, unless </text:span><text:span text:style-name="T4">there were errors </text:span><text:span text:style-name="T1">made in ordering (ie. Duplicate product ordered, </text:span><text:span text:style-name="T2">multiple platform purchases for a single user</text:span><text:span text:style-name="T1">). </text:span><text:span text:style-name="T5">As such Stitch Works Software recommends you </text:span><text:span text:style-name="T31">review</text:span><text:span text:style-name="T5"> </text:span><text:span text:style-name="T31">the features list, </text:span><text:span text:style-name="T5">all screen shots, screen casts, and example files, </text:span><text:span text:style-name="T31">and </text:span><text:span text:style-name="T5">download the demo to make sure our software will meet your needs </text:span><text:span text:style-name="T7">before purchase</text:span><text:span text:style-name="T5">.</text:span></text:p>
      <text:p text:style-name="P4"/>
      <text:p text:style-name="P29"><text:span text:style-name="T5">Please note, s</text:span><text:span text:style-name="T2">ome errors made during the ordering process can be corrected without need of a return </text:span><text:span text:style-name="T32">and are thus not eligible for a refund</text:span><text:span text:style-name="T2">. For example </text:span><text:span text:style-name="T32">if you purchased a copy for the wrong operating system we can give you access to the correct installer</text:span><text:span text:style-name="T2">. </text:span><text:span text:style-name="T32">Also any</text:span><text:span text:style-name="T31"> CDs we may sell will contain the installers for all supported platforms.</text:span></text:p>
      <text:p text:style-name="P30"/>
      <text:p text:style-name="P31">Stitch Works Software can only give refunds for products purchases on our website or directly from our company. If you purchased our products from a third party you must contact them for information on their refund policies.</text:p>
      <text:p text:style-name="Standard"/>
      <text:p text:style-name="P1"><text:span text:style-name="T1">If </text:span><text:span text:style-name="T5">you qualify for a refund</text:span><text:span text:style-name="T1"> you must </text:span><text:a xlink:type="simple" xlink:href="http://StitchWorksSoftware.com/?q=contact"><text:span text:style-name="T3">contact</text:span></text:a><text:a xlink:type="simple" xlink:href="http://StitchWorksSoftware.com/?q=contact"><text:span text:style-name="T1"> </text:span></text:a><text:a xlink:type="simple" xlink:href="http://StitchWorksSoftware.com/?q=contact"><text:span text:style-name="T32">us</text:span></text:a><text:span text:style-name="T1"> </text:span><text:span text:style-name="T7">by email </text:span><text:span text:style-name="T1">within 30 days of the purchase date to receive a refund.</text:span></text:p>
      <text:p text:style-name="P4"/>
      <text:p text:style-name="P5">Please include the following information in your email:</text:p>
      <text:p text:style-name="P5"><text:tab/>-Your order number</text:p>
      <text:p text:style-name="P5"><text:tab/>-The date of order</text:p>
      <text:p text:style-name="P5"><text:tab/>-The platform (Operating System) you are using</text:p>
      <text:p text:style-name="P5"><text:tab/>-The name of the product that you purchased</text:p>
      <text:p text:style-name="P5"><text:tab/>-Please describe the issue and/or reason you are requesting a refund.</text:p>
      <text:p text:style-name="P5"/>
      <text:p text:style-name="P2"><text:span text:style-name="T2">Upon receipt of your request all eligible refunds will </text:span><text:span text:style-name="T6">be processed</text:span><text:span text:style-name="T2"> within 7-10 business days. Due to billing cycles, the refund may not appear on the same credit card statement as the original charge.</text:span></text:p>
      <text:p text:style-name="P5"/>
      <text:p text:style-name="P2"><text:span text:style-name="T2">All shipping and handling, </text:span><text:span text:style-name="T2">and delivery charges are non-refundable.</text:span></text:p>
      <text:p text:style-name="P5"/>
      <text:p text:style-name="P2"><text:span text:style-name="T2">Upon receiving your refund you must </text:span><text:span text:style-name="T8">stop using and </text:span><text:span text:style-name="T2">uninstall </text:span><text:span text:style-name="T8">all</text:span><text:span text:style-name="T2"> software products for which you no longer posses a valid purchased license. Stitch Works Software reserves the right to disable any serial numbers issued to you for the refunded products.</text:span></text:p>
      <text:p text:style-name="P5"/>
      <text:p text:style-name="P5"/>
      <text:p text:style-name="P25">Sales Tax</text:p>
      <text:p text:style-name="P25"/>
      <text:p text:style-name="P18"><text:span text:style-name="T14">Sales tax </text:span><text:span text:style-name="T35">will only be applied to</text:span><text:span text:style-name="T14"> </text:span><text:span text:style-name="T36">orders with a physical product</text:span><text:span text:style-name="T14"> shipping </text:span><text:span text:style-name="T29">to California</text:span><text:span text:style-name="T14">.</text:span></text:p>
      <text:p text:style-name="P27"/>
      <text:p text:style-name="P27"/>
      <text:p text:style-name="P20"/>
      <text:p text:style-name="P20"/>
      <text:p text:style-name="P20"><text:soft-page-break/>Privacy Policy</text:p>
      <text:p text:style-name="P21"/>
      <text:p text:style-name="P20">Information Collection &amp; Use</text:p>
      <text:p text:style-name="P20"/>
      <text:p text:style-name="P6"><text:span text:style-name="T9">Stitch Works Software is the sole owner of information collected on this site. We will not sell, share, or rent this information to any third parties, except as outlined in this policy. We collect information from our customers to process orders and to provide information such as confirmations, status updates, </text:span><text:span text:style-name="T15">download links, and product serial numb</text:span><text:span text:style-name="T18">e</text:span><text:span text:style-name="T15">rs for software you purchase</text:span><text:span text:style-name="T9">. Information collected includes your name, shipping address, billing address, telephone numbers, e-mail address, and payment information such as your credit card number. All credit card processing is done through Paypal.com, please see their website for </text:span><text:a xlink:type="simple" xlink:href="https://cms.paypal.com/cgi-bin/marketingweb?cmd=_render-content&amp;content_ID=ua/Privacy_full&amp;locale.x=en_US"><text:span text:style-name="T9">their privacy statement</text:span></text:a><text:span text:style-name="T9">. We also require you to submit a user name and password of your choice so you can access your account information in the future. For your own security DO NOT share your user name or password with anyone else. </text:span></text:p>
      <text:p text:style-name="P21"/>
      <text:p text:style-name="P8"><text:span text:style-name="T10">If we have trouble processing an order, we will use this contact information to get in touch with you. <text:s/>Th</text:span><text:span text:style-name="T15">e purchase</text:span><text:span text:style-name="T10"> process is protected by </text:span><text:span text:style-name="T30">256</text:span><text:span text:style-name="T21">-</text:span><text:span text:style-name="T19">bit SSL</text:span><text:span text:style-name="T10">. See the Security section </text:span><text:span text:style-name="T11">of this policy for more information</text:span><text:span text:style-name="T10">. We do not share your personal and financial information with any third parties, except those </text:span><text:span text:style-name="T11">mentioned in this policy</text:span><text:span text:style-name="T10">.</text:span></text:p>
      <text:p text:style-name="P32"/>
      <text:p text:style-name="P7"><text:span text:style-name="T10">If you cho</text:span><text:span text:style-name="T20">o</text:span><text:span text:style-name="T10">se to receive our newsletter or special promotions, your contact information will be used to deliver these items.</text:span></text:p>
      <text:p text:style-name="P15"/>
      <text:p text:style-name="P14"><text:span text:style-name="T13">This website contains links to other sites. </text:span><text:span text:style-name="T17">Stitch Works Software </text:span><text:span text:style-name="T13">is not responsible for the privacy practices of </text:span><text:span text:style-name="T17">other websites</text:span><text:span text:style-name="T13">. We encourage our users to be aware when they leave our site and to read the privacy statements of </text:span><text:span text:style-name="T33">any</text:span><text:span text:style-name="T13"> website that collects personal information. </text:span></text:p>
      <text:p text:style-name="P15"/>
      <text:p text:style-name="P22">Cookies</text:p>
      <text:p text:style-name="P22"/>
      <text:p text:style-name="P14"><text:span text:style-name="T12">We customize </text:span><text:span text:style-name="T15">some</text:span><text:span text:style-name="T12"> </text:span><text:span text:style-name="T15">w</text:span><text:span text:style-name="T12">eb page content based upon </text:span><text:span text:style-name="T15">the web</text:span><text:span text:style-name="T12"> browser </text:span><text:span text:style-name="T15">you are using</text:span><text:span text:style-name="T12"> and other information provided by our cookie. If you choose to reject the cookie, you can still browse </text:span><text:span text:style-name="T16">our website and store</text:span><text:span text:style-name="T12"> but will be unable to use the shopping cart to </text:span><text:span text:style-name="T33">purchase products</text:span><text:span text:style-name="T12">. The </text:span><text:span text:style-name="T16">Stitch Works Software</text:span><text:span text:style-name="T12"> shopping cart cannot function without cookies enabled so that the necessary information to process your order is retained. We will not share any personally </text:span><text:span text:style-name="T13">identifiable </text:span><text:span text:style-name="T12">information provided by this cookie with any third party. </text:span></text:p>
      <text:p text:style-name="P22"/>
      <text:p text:style-name="P13"><text:span text:style-name="T12">This privacy statement covers the use of cookies by </text:span><text:span text:style-name="T16">Stitch Works Software </text:span><text:span text:style-name="T12">only and does not cover the use of cookies </text:span><text:span text:style-name="T33">by</text:span><text:span text:style-name="T16"> any sites linked to from StitchWorksSoftware.com</text:span><text:span text:style-name="T12">.</text:span></text:p>
      <text:p text:style-name="P22"/>
      <text:p text:style-name="P23">Sharing</text:p>
      <text:p text:style-name="P23"/>
      <text:p text:style-name="P9"><text:span text:style-name="T13">We may employ third party companies to perform functions on our behalf. These functions may include package delivery, marketing assistance, postal and e-mail delivery, and credit processing. The third parties we contract for these </text:span><text:span text:style-name="T16">functions</text:span><text:span text:style-name="T13"> have limited access to your personal information and may not use it for </text:span><text:span text:style-name="T16">any </text:span><text:span text:style-name="T13">other purposes.</text:span></text:p>
      <text:p text:style-name="P23"/>
      <text:p text:style-name="P9"><text:span text:style-name="T13">We reserve the right to disclose your personally identifiable information as required by law, </text:span><text:span text:style-name="T33">to </text:span><text:span text:style-name="T13">comply with a judicial proceeding, court order, or legal process served on our </text:span><text:span text:style-name="T16">w</text:span><text:span text:style-name="T13">ebsite.</text:span></text:p>
      <text:p text:style-name="P23"/>
      <text:p text:style-name="P23">Children</text:p>
      <text:p text:style-name="P23"><text:soft-page-break/></text:p>
      <text:p text:style-name="P9"><text:span text:style-name="T13">If you are under the age of 18, you may only use </text:span><text:span text:style-name="T17">StitchWorksSoftware.com</text:span><text:span text:style-name="T13"> in the presence</text:span></text:p>
      <text:p text:style-name="P23">of a consenting parent or guardian. We will not knowingly or intentionally collect personal</text:p>
      <text:p text:style-name="P23">information via the Internet from children under the age of 13.</text:p>
      <text:p text:style-name="P23"/>
      <text:p text:style-name="P24">Security</text:p>
      <text:p text:style-name="P24"/>
      <text:p text:style-name="P10"><text:span text:style-name="T17">Stitch Works Software takes</text:span><text:span text:style-name="T14"> precautions to protect </text:span><text:span text:style-name="T17">your information</text:span><text:span text:style-name="T14">. When our </text:span><text:span text:style-name="T17">website</text:span><text:span text:style-name="T14"> asks you to enter sensitive information (such as your credit card number), that information is encrypted and is protected with the best encryption software currently available. </text:span><text:span text:style-name="T17">Stitch Works Software</text:span><text:span text:style-name="T14"> uses the most advanced form of SSL software available: </text:span><text:span text:style-name="T30">256</text:span><text:span text:style-name="T14">-bit encryption</text:span><text:span text:style-name="T14">.</text:span></text:p>
      <text:p text:style-name="P24"/>
      <text:p text:style-name="P10"><text:span text:style-name="T22">If you wish to have your personal information removed from our site,</text:span><text:span text:style-name="T14"> you may </text:span><text:a xlink:type="simple" xlink:href="http://StitchWorksSoftware.com/?q=contact"><text:span text:style-name="T14">contact us</text:span></text:a><text:span text:style-name="T14"> to request that your information be deleted from our database.</text:span></text:p>
      <text:p text:style-name="P24"/>
      <text:p text:style-name="P10"><text:span text:style-name="T14">If you have any questions or concerns about </text:span><text:span text:style-name="T22">Stitch Works Software</text:span><text:span text:style-name="T14"> security practices, you </text:span><text:span text:style-name="T22">may</text:span><text:span text:style-name="T14"> </text:span><text:a xlink:type="simple" xlink:href="http://StitchWorksSoftware.com/?q=contact"><text:span text:style-name="T22">contact us</text:span></text:a><text:span text:style-name="T22"> with your questions.</text:span></text:p>
      <text:p text:style-name="P24"/>
      <text:p text:style-name="P10"><text:span text:style-name="T14">Special Offers / </text:span><text:span text:style-name="T22">Opt-out</text:span></text:p>
      <text:p text:style-name="P24"/>
      <text:p text:style-name="P11"><text:span text:style-name="T14">For customers who wish to opt-out and stop receiving special offers and related news, </text:span><text:span text:style-name="T23">Stitch Works Software</text:span><text:span text:style-name="T14"> provides several ways to do so. Users who no longer wish to receive our newsletter or</text:span></text:p>
      <text:p text:style-name="P16"><text:span text:style-name="T14">promotional materials may opt-out of receiving these communications.</text:span><text:span text:style-name="T25"> T</text:span><text:span text:style-name="T26">hey may use the link provided in all </text:span><text:span text:style-name="T25">Stitch Works Software </text:span><text:span text:style-name="T26">communications to automatically unsubscribe. </text:span><text:span text:style-name="T25">Finally, t</text:span><text:span text:style-name="T14">hey may also </text:span><text:a xlink:type="simple" xlink:href="http://StitchWorksSoftware.com/?q=contact"><text:span text:style-name="T23">contact us</text:span></text:a><text:span text:style-name="T23"> directly and</text:span><text:span text:style-name="T14"> request to be removed.</text:span></text:p>
      <text:p text:style-name="P33"/>
      <text:p text:style-name="P17"><text:span text:style-name="T14">Customers might still receive intermittent updates on products, services, specials </text:span><text:span text:style-name="T22">or</text:span><text:span text:style-name="T14"> news. </text:span></text:p>
      <text:p text:style-name="P24"/>
      <text:p text:style-name="P10"><text:span text:style-name="T14">C</text:span><text:span text:style-name="T27">hanging</text:span><text:span text:style-name="T14"> Personal Information</text:span></text:p>
      <text:p text:style-name="P24"/>
      <text:p text:style-name="P24">Customers may change or review their stored account information such as street address or e-mail</text:p>
      <text:p text:style-name="P10"><text:span text:style-name="T14">address through our website by visiting </text:span><text:span text:style-name="T27">our “My Account” section</text:span><text:span text:style-name="T14">. You must have your user name and password in order to access your account. </text:span><text:span text:style-name="T27">If</text:span><text:span text:style-name="T14"> you forget your user name, password, </text:span><text:span text:style-name="T34">or both </text:span><text:span text:style-name="T14">please </text:span><text:a xlink:type="simple" xlink:href="http://StitchWorksSoftware.com/?q=contact"><text:span text:style-name="T14">contact </text:span></text:a><text:a xlink:type="simple" xlink:href="http://StitchWorksSoftware.com/?q=contact"><text:span text:style-name="T27">us</text:span></text:a><text:span text:style-name="T27"> so we can assist you</text:span><text:span text:style-name="T14">.</text:span></text:p>
      <text:p text:style-name="P24"/>
      <text:p text:style-name="P24">Notification of Changes</text:p>
      <text:p text:style-name="P24"/>
      <text:p text:style-name="P10"><text:span text:style-name="T14">If we decide to change our </text:span><text:span text:style-name="T27">p</text:span><text:span text:style-name="T14">rivacy </text:span><text:span text:style-name="T27">p</text:span><text:span text:style-name="T14">olicy, we will post those changes to this privacy statement, and </text:span><text:span text:style-name="T27">any </text:span><text:span text:style-name="T14">other places we deem appropriate so that you are aware of what information we collect, how </text:span><text:span text:style-name="T34">it is used</text:span><text:span text:style-name="T14">, and under what circumstances, if any, we disclose it. We reserve the right to modify this privacy statement at any time, so please review it frequently.</text:span></text:p>
      <text:p text:style-name="P24"/>
      <text:p text:style-name="P12"><text:span text:style-name="T28">If you have any questions about our privacy policy you may </text:span><text:a xlink:type="simple" xlink:href="http://StitchWorksSoftware.com/?q=contact"><text:span text:style-name="T28">contact us</text:span></text:a><text:span text:style-name="T28">.</text:span></text:p>
      <text:p text:style-name="P2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ucida Grande" svg:font-family="'Lucida Grande', 'DejaVu Sans', 'Bitstream Vera Sans', Verdana, Arial, sans-serif"/>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2T11:49:20</meta:creation-date>
    <dc:date>2011-07-01T18:24:36</dc:date>
    <meta:editing-duration>PT20H55M12S</meta:editing-duration>
    <meta:editing-cycles>43</meta:editing-cycles>
    <meta:generator>OpenOffice.org/3.2$Unix OpenOffice.org_project/320m19$Build-9505</meta:generator>
    <meta:document-statistic meta:table-count="0" meta:image-count="0" meta:object-count="0" meta:page-count="3" meta:paragraph-count="48" meta:word-count="1202" meta:character-count="7336"/>
  </office:meta>
</office:document-meta>
</file>